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toolpanel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toolpanel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toolpanel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toolpanel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toolpanel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toolpanel/"/>
  <manifest:file-entry manifest:media-type="" manifest:full-path="Object 13/menubar/"/>
  <manifest:file-entry manifest:media-type="" manifest:full-path="Object 13/tool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toolpanel/"/>
  <manifest:file-entry manifest:media-type="" manifest:full-path="Object 14/menubar/"/>
  <manifest:file-entry manifest:media-type="" manifest:full-path="Object 14/tool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progressbar/"/>
  <manifest:file-entry manifest:media-type="" manifest:full-path="Object 17/floater/"/>
  <manifest:file-entry manifest:media-type="" manifest:full-path="Object 17/popupmenu/"/>
  <manifest:file-entry manifest:media-type="" manifest:full-path="Object 17/toolpanel/"/>
  <manifest:file-entry manifest:media-type="" manifest:full-path="Object 17/menubar/"/>
  <manifest:file-entry manifest:media-type="" manifest:full-path="Object 17/tool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" manifest:full-path="Object 17/status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accelerator/"/>
  <manifest:file-entry manifest:media-type="text/xml" manifest:full-path="Object 18/content.xml"/>
  <manifest:file-entry manifest:media-type="" manifest:full-path="Object 18/progressbar/"/>
  <manifest:file-entry manifest:media-type="" manifest:full-path="Object 18/floater/"/>
  <manifest:file-entry manifest:media-type="" manifest:full-path="Object 18/popupmenu/"/>
  <manifest:file-entry manifest:media-type="" manifest:full-path="Object 18/toolpanel/"/>
  <manifest:file-entry manifest:media-type="" manifest:full-path="Object 18/menubar/"/>
  <manifest:file-entry manifest:media-type="" manifest:full-path="Object 18/toolbar/"/>
  <manifest:file-entry manifest:media-type="" manifest:full-path="Object 18/images/Bitmaps/"/>
  <manifest:file-entry manifest:media-type="" manifest:full-path="Object 18/images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" manifest:full-path="Object 18/statusbar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progressbar/"/>
  <manifest:file-entry manifest:media-type="" manifest:full-path="Object 19/floater/"/>
  <manifest:file-entry manifest:media-type="" manifest:full-path="Object 19/popupmenu/"/>
  <manifest:file-entry manifest:media-type="" manifest:full-path="Object 19/toolpanel/"/>
  <manifest:file-entry manifest:media-type="" manifest:full-path="Object 19/menubar/"/>
  <manifest:file-entry manifest:media-type="" manifest:full-path="Object 19/tool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" manifest:full-path="Object 19/statusbar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accelerator/"/>
  <manifest:file-entry manifest:media-type="text/xml" manifest:full-path="Object 20/content.xml"/>
  <manifest:file-entry manifest:media-type="" manifest:full-path="Object 20/progressbar/"/>
  <manifest:file-entry manifest:media-type="" manifest:full-path="Object 20/floater/"/>
  <manifest:file-entry manifest:media-type="" manifest:full-path="Object 20/popupmenu/"/>
  <manifest:file-entry manifest:media-type="" manifest:full-path="Object 20/toolpanel/"/>
  <manifest:file-entry manifest:media-type="" manifest:full-path="Object 20/menubar/"/>
  <manifest:file-entry manifest:media-type="" manifest:full-path="Object 20/toolbar/"/>
  <manifest:file-entry manifest:media-type="" manifest:full-path="Object 20/images/Bitmaps/"/>
  <manifest:file-entry manifest:media-type="" manifest:full-path="Object 20/images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" manifest:full-path="Object 20/status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progressbar/"/>
  <manifest:file-entry manifest:media-type="" manifest:full-path="Object 21/floater/"/>
  <manifest:file-entry manifest:media-type="" manifest:full-path="Object 21/popupmenu/"/>
  <manifest:file-entry manifest:media-type="" manifest:full-path="Object 21/toolpanel/"/>
  <manifest:file-entry manifest:media-type="" manifest:full-path="Object 21/menubar/"/>
  <manifest:file-entry manifest:media-type="" manifest:full-path="Object 21/tool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" manifest:full-path="Object 21/status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progressbar/"/>
  <manifest:file-entry manifest:media-type="" manifest:full-path="Object 22/floater/"/>
  <manifest:file-entry manifest:media-type="" manifest:full-path="Object 22/popupmenu/"/>
  <manifest:file-entry manifest:media-type="" manifest:full-path="Object 22/toolpanel/"/>
  <manifest:file-entry manifest:media-type="" manifest:full-path="Object 22/menubar/"/>
  <manifest:file-entry manifest:media-type="" manifest:full-path="Object 22/tool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" manifest:full-path="Object 22/status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progressbar/"/>
  <manifest:file-entry manifest:media-type="" manifest:full-path="Object 23/floater/"/>
  <manifest:file-entry manifest:media-type="" manifest:full-path="Object 23/popupmenu/"/>
  <manifest:file-entry manifest:media-type="" manifest:full-path="Object 23/toolpanel/"/>
  <manifest:file-entry manifest:media-type="" manifest:full-path="Object 23/menubar/"/>
  <manifest:file-entry manifest:media-type="" manifest:full-path="Object 23/tool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" manifest:full-path="Object 23/statusbar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progressbar/"/>
  <manifest:file-entry manifest:media-type="" manifest:full-path="Object 24/floater/"/>
  <manifest:file-entry manifest:media-type="" manifest:full-path="Object 24/popupmenu/"/>
  <manifest:file-entry manifest:media-type="" manifest:full-path="Object 24/toolpanel/"/>
  <manifest:file-entry manifest:media-type="" manifest:full-path="Object 24/menubar/"/>
  <manifest:file-entry manifest:media-type="" manifest:full-path="Object 24/tool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" manifest:full-path="Object 24/statusbar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progressbar/"/>
  <manifest:file-entry manifest:media-type="" manifest:full-path="Object 25/floater/"/>
  <manifest:file-entry manifest:media-type="" manifest:full-path="Object 25/popupmenu/"/>
  <manifest:file-entry manifest:media-type="" manifest:full-path="Object 25/toolpanel/"/>
  <manifest:file-entry manifest:media-type="" manifest:full-path="Object 25/menubar/"/>
  <manifest:file-entry manifest:media-type="" manifest:full-path="Object 25/tool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" manifest:full-path="Object 25/statusbar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progressbar/"/>
  <manifest:file-entry manifest:media-type="" manifest:full-path="Object 26/floater/"/>
  <manifest:file-entry manifest:media-type="" manifest:full-path="Object 26/popupmenu/"/>
  <manifest:file-entry manifest:media-type="" manifest:full-path="Object 26/toolpanel/"/>
  <manifest:file-entry manifest:media-type="" manifest:full-path="Object 26/menubar/"/>
  <manifest:file-entry manifest:media-type="" manifest:full-path="Object 26/tool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" manifest:full-path="Object 26/statusbar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progressbar/"/>
  <manifest:file-entry manifest:media-type="" manifest:full-path="Object 27/floater/"/>
  <manifest:file-entry manifest:media-type="" manifest:full-path="Object 27/popupmenu/"/>
  <manifest:file-entry manifest:media-type="" manifest:full-path="Object 27/toolpanel/"/>
  <manifest:file-entry manifest:media-type="" manifest:full-path="Object 27/menubar/"/>
  <manifest:file-entry manifest:media-type="" manifest:full-path="Object 27/tool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" manifest:full-path="Object 27/statusbar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" manifest:full-path="Object 1/status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1"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h 135<text:tab/><text:tab/><text:tab/><text:tab/><text:tab/><text:tab/><text:tab/><text:tab/><text:tab/><text:tab/>Alexander Maguire</text:p>
      <text:p text:style-name="P1">Assignment 7<text:tab/><text:tab/><text:tab/><text:tab/><text:tab/><text:tab/><text:tab/><text:tab/><text:tab/><text:tab/>20396195</text:p>
      <text:p text:style-name="P1"/>
      <text:p text:style-name="P1"/>
      <text:list xml:id="list1384353280" text:style-name="L1">
        <text:list-item>
          <text:p text:style-name="P2">RTS: <draw:frame draw:style-name="fr1" draw:name="Object1" text:anchor-type="as-char" svg:width="0.8874in" svg:height="0.2362in" draw:z-index="0"><draw:object xlink:href="./Object 1" xlink:type="simple" xlink:show="embed" xlink:actuate="onLoad"/><draw:image xlink:href="./ObjectReplacements/Object 1" xlink:type="simple" xlink:show="embed" xlink:actuate="onLoad"/></draw:frame>. </text:p>
          <text:p text:style-name="P2">This is the same as showing <draw:frame draw:style-name="fr1" draw:name="Object21" text:anchor-type="as-char" svg:width="1.5827in" svg:height="0.236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, which of course is the same as <draw:frame draw:style-name="fr1" draw:name="Object22" text:anchor-type="as-char" svg:width="1.9063in" svg:height="0.22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. Trivially,<draw:frame draw:style-name="fr1" draw:name="Object23" text:anchor-type="as-char" svg:width="0.978in" svg:height="0.200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and we observe that <draw:frame draw:style-name="fr1" draw:name="Object24" text:anchor-type="as-char" svg:width="0.7701in" svg:height="0.2236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. We can now expand this upwards modulo 641 to get our answer <draw:frame draw:style-name="fr1" draw:name="Object25" text:anchor-type="as-char" svg:width="0.6126in" svg:height="0.22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. <draw:frame draw:style-name="fr1" draw:name="Object26" text:anchor-type="as-char" svg:width="2.2634in" svg:height="0.22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, and finally <draw:frame draw:style-name="fr1" draw:name="Object27" text:anchor-type="as-char" svg:width="2.3902in" svg:height="0.223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. Nice! <draw:frame draw:style-name="fr1" draw:name="Object28" text:anchor-type="as-char" svg:width="0.2272in" svg:height="0.1984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</text:list-item>
        <text:list-item>
          <text:p text:style-name="P2">Find <draw:frame draw:style-name="fr1" draw:name="Object2" text:anchor-type="as-char" svg:width="0.9638in" svg:height="0.236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. We can use Fermat's Little Theorem to determine that <draw:frame draw:style-name="fr1" draw:name="Object3" text:anchor-type="as-char" svg:width="1.2035in" svg:height="0.223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, as 11 is prime and coprime to 26. Because <draw:frame draw:style-name="fr1" draw:name="Object4" text:anchor-type="as-char" svg:width="1.0319in" svg:height="0.22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we can rewrite it as <draw:frame draw:style-name="fr1" draw:name="Object5" text:anchor-type="as-char" svg:width="1.1264in" svg:height="0.200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and thus <draw:frame draw:style-name="fr1" draw:name="Object6" text:anchor-type="as-char" svg:width="1.2047in" svg:height="0.23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 Because congruency is maintained through multiplication, <draw:frame draw:style-name="fr1" draw:name="Object7" text:anchor-type="as-char" svg:width="1.4154in" svg:height="0.236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implying <draw:frame draw:style-name="fr1" draw:name="Object8" text:anchor-type="as-char" svg:width="1.4661in" svg:height="0.236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. Now we can transform 26 into a congruency class in <draw:frame draw:style-name="fr1" draw:name="Object9" text:anchor-type="as-char" svg:width="0.3201in" svg:height="0.224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, <draw:frame draw:style-name="fr1" draw:name="Object10" text:anchor-type="as-char" svg:width="0.7075in" svg:height="0.200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<draw:frame draw:style-name="fr1" draw:name="Object11" text:anchor-type="as-char" svg:width="3.0146in" svg:height="0.22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, therefore <draw:frame draw:style-name="fr1" draw:name="Object12" text:anchor-type="as-char" svg:width="1.189in" svg:height="0.236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</text:list-item>
        <text:list-item>
          <text:p text:style-name="P2"><draw:frame draw:style-name="fr1" draw:name="Object29" text:anchor-type="as-char" svg:width="0.9102in" svg:height="0.2008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text:p text:style-name="P2">a) RTS <draw:frame draw:style-name="fr1" draw:name="Object30" text:anchor-type="as-char" svg:width="1.0098in" svg:height="0.2236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from <draw:frame draw:style-name="fr1" draw:name="Object31" text:anchor-type="as-char" svg:width="1.1602in" svg:height="0.2236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.</text:p>
          <text:p text:style-name="P2"><draw:frame draw:style-name="fr1" draw:name="Object32" text:anchor-type="as-char" svg:width="1.2134in" svg:height="0.6874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text:p text:style-name="P2">but <draw:frame draw:style-name="fr1" draw:name="Object33" text:anchor-type="as-char" svg:width="1.0075in" svg:height="0.2236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, so any multiple of <text:span text:style-name="T1">s</text:span> (including <draw:frame draw:style-name="fr1" draw:name="Object34" text:anchor-type="as-char" svg:width="0.2311in" svg:height="0.1984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) is also congruent to 1, so </text:p>
          <text:p text:style-name="P2"><draw:frame draw:style-name="fr1" draw:name="Object35" text:anchor-type="as-char" svg:width="1.1465in" svg:height="0.2236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, and thus <draw:frame draw:style-name="fr1" draw:name="Object36" text:anchor-type="as-char" svg:width="1.0098in" svg:height="0.2236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. <draw:frame draw:style-name="fr1" draw:name="Object37" text:anchor-type="as-char" svg:width="0.2272in" svg:height="0.1984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text:p text:style-name="P2">b) Since <draw:frame draw:style-name="fr1" draw:name="Object40" text:anchor-type="as-char" svg:width="1.0075in" svg:height="0.2236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and <text:span text:style-name="T1">s</text:span> is the smallest positive integer, and <draw:frame draw:style-name="fr1" draw:name="Object41" text:anchor-type="as-char" svg:width="0.598in" svg:height="0.2008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, <text:span text:style-name="T1">r</text:span> must be 0.</text:p>
          <text:p text:style-name="P2">c) Because <draw:frame draw:style-name="fr1" draw:name="Object38" text:anchor-type="as-char" svg:width="0.3839in" svg:height="0.2008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, <draw:frame draw:style-name="fr1" draw:name="Object39" text:anchor-type="as-char" svg:width="0.9327in" svg:height="0.2008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, and <draw:frame draw:style-name="fr1" draw:name="Object42" text:anchor-type="as-char" svg:width="1.1465in" svg:height="0.2236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, <draw:frame draw:style-name="fr1" draw:name="Object43" text:anchor-type="as-char" svg:width="0.6429in" svg:height="0.202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must be true.</text:p>
          <text:p text:style-name="P2">d) As we have seen above, <text:span text:style-name="T2"><draw:frame draw:style-name="fr1" draw:name="Object45" text:anchor-type="as-char" svg:width="0.7008in" svg:height="0.2008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">, </text:span><text:span text:style-name="T3">and that </text:span><text:span text:style-name="T3"><draw:frame draw:style-name="fr1" draw:name="Object46" text:anchor-type="as-char" svg:width="0.6429in" svg:height="0.202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">,</text:span><draw:frame draw:style-name="fr1" draw:name="Object44" text:anchor-type="as-char" svg:width="0.6189in" svg:height="0.2008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, so the smallest positive integer <text:span text:style-name="T1">s</text:span> for <draw:frame draw:style-name="fr1" draw:name="Object47" text:anchor-type="as-char" svg:width="1.0575in" svg:height="0.2236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must be 16.</text:p>
        </text:list-item>
        <text:list-item>
          <text:p text:style-name="P2">Solve <draw:frame draw:style-name="fr1" draw:name="Object13" text:anchor-type="as-char" svg:width="1.5472in" svg:height="0.4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in <draw:frame draw:style-name="fr1" draw:name="Object16" text:anchor-type="as-char" svg:width="0.322in" svg:height="0.2244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:</text:p>
          <text:p text:style-name="P2"><draw:frame draw:style-name="fr1" draw:name="Object19" text:anchor-type="as-char" svg:width="2.3665in" svg:height="2.0835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now solve for x: <draw:frame draw:style-name="fr1" draw:name="Object20" text:anchor-type="as-char" svg:width="1.4681in" svg:height="0.6189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</text:list-item>
        <text:list-item>
          <text:p text:style-name="P2">Solve <draw:frame draw:style-name="fr1" draw:name="Object14" text:anchor-type="as-char" svg:width="1.3917in" svg:height="0.409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in <draw:frame draw:style-name="fr1" draw:name="Object15" text:anchor-type="as-char" svg:width="0.3201in" svg:height="0.224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:</text:p>
          <text:p text:style-name="P2"><text:soft-page-break/><draw:frame draw:style-name="fr1" draw:name="Object17" text:anchor-type="as-char" svg:width="1.6398in" svg:height="0.828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now solve for y:<draw:frame draw:style-name="fr1" draw:name="Object18" text:anchor-type="as-char" svg:width="1.3874in" svg:height="0.6189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2:01:00</meta:creation-date>
    <meta:editing-duration>PT2H16M44S</meta:editing-duration>
    <meta:editing-cycles>16</meta:editing-cycles>
    <meta:generator>LibreOffice/3.3$Unix LibreOffice_project/330m19$Build-8</meta:generator>
    <dc:date>2011-03-08T18:39:37</dc:date>
    <meta:document-statistic meta:table-count="0" meta:image-count="0" meta:object-count="47" meta:page-count="2" meta:paragraph-count="17" meta:word-count="189" meta:character-count="920"/>
  </office:meta>
</office:document-meta>
</file>

<file path=Object 1/content.xml><?xml version="1.0" encoding="utf-8"?>
<math xmlns="http://www.w3.org/1998/Math/MathML">
  <semantics>
    <mrow>
      <mn>641</mn>
      <mo stretchy="false">∣</mo>
      <mrow>
        <mo stretchy="false">(</mo>
        <mrow>
          <msup>
            <mn>2</mn>
            <msup>
              <mn>2</mn>
              <mn>5</mn>
            </msup>
          </msup>
          <mo stretchy="false">+</mo>
          <mn>1</mn>
        </mrow>
        <mo stretchy="false">)</mo>
      </mrow>
    </mrow>
    <annotation encoding="StarMath 5.0">641 divides (2^{2^5} + 1)</annotation>
  </semantics>
</math>
</file>

<file path=Object 10/content.xml><?xml version="1.0" encoding="utf-8"?>
<math xmlns="http://www.w3.org/1998/Math/MathML">
  <semantics>
    <mrow>
      <mrow>
        <mo stretchy="false">[</mo>
        <mn>26</mn>
        <mo stretchy="false">]</mo>
      </mrow>
      <mo stretchy="false">=</mo>
      <mrow>
        <mo stretchy="false">[</mo>
        <mn>4</mn>
        <mo stretchy="false">]</mo>
      </mrow>
    </mrow>
    <annotation encoding="StarMath 5.0">[26] = [4]</annotation>
  </semantics>
</math>
</file>

<file path=Object 11/content.xml><?xml version="1.0" encoding="utf-8"?>
<math xmlns="http://www.w3.org/1998/Math/MathML">
  <semantics>
    <mrow>
      <mrow>
        <mrow>
          <mo stretchy="false">[</mo>
          <msup>
            <mn>4</mn>
            <mn>7</mn>
          </msup>
          <mo stretchy="false">]</mo>
        </mrow>
        <mo stretchy="false">=</mo>
        <mrow>
          <mo stretchy="false">[</mo>
          <msup>
            <mn>4</mn>
            <mn>3</mn>
          </msup>
          <mo stretchy="false">]</mo>
        </mrow>
      </mrow>
      <mrow>
        <mrow>
          <mo stretchy="false">[</mo>
          <msup>
            <mn>4</mn>
            <mn>4</mn>
          </msup>
          <mo stretchy="false">]</mo>
        </mrow>
        <mo stretchy="false">=</mo>
        <mrow>
          <mo stretchy="false">[</mo>
          <mn>9</mn>
          <mo stretchy="false">]</mo>
        </mrow>
      </mrow>
      <mrow>
        <mrow>
          <mo stretchy="false">[</mo>
          <mn>256</mn>
          <mo stretchy="false">]</mo>
        </mrow>
        <mo stretchy="false">=</mo>
        <mrow>
          <mo stretchy="false">[</mo>
          <mn>9</mn>
          <mo stretchy="false">]</mo>
        </mrow>
      </mrow>
      <mrow>
        <mrow>
          <mrow>
            <mo stretchy="false">[</mo>
            <mn>3</mn>
            <mo stretchy="false">]</mo>
          </mrow>
          <mo stretchy="false">=</mo>
          <mrow>
            <mo stretchy="false">[</mo>
            <mn>27</mn>
            <mo stretchy="false">]</mo>
          </mrow>
        </mrow>
        <mo stretchy="false">=</mo>
        <mrow>
          <mo stretchy="false">[</mo>
          <mn>5</mn>
          <mo stretchy="false">]</mo>
        </mrow>
      </mrow>
    </mrow>
    <annotation encoding="StarMath 5.0">[4^7]=[4^3][4^4]=[9][256]=[9][3] = [27] = [5]</annotation>
  </semantics>
</math>
</file>

<file path=Object 12/content.xml><?xml version="1.0" encoding="utf-8"?>
<math xmlns="http://www.w3.org/1998/Math/MathML">
  <semantics>
    <mrow>
      <mrow>
        <msup>
          <mn>26</mn>
          <msup>
            <mn>7</mn>
            <mn>9</mn>
          </msup>
        </msup>
        <mo stretchy="false">≡</mo>
        <mn>5</mn>
      </mrow>
      <mrow>
        <mo stretchy="false">(</mo>
        <mrow>
          <mi mathvariant="italic">mod</mi>
          <mn>11</mn>
        </mrow>
        <mo stretchy="false">)</mo>
      </mrow>
    </mrow>
    <annotation encoding="StarMath 5.0">26^{7^9} equiv 5 (mod 11)</annotation>
  </semantics>
</math>
</file>

<file path=Object 13/content.xml><?xml version="1.0" encoding="utf-8"?>
<math xmlns="http://www.w3.org/1998/Math/MathML">
  <semantics>
    <mtable>
      <mtr>
        <mtd>
          <mrow>
            <mrow>
              <mo stretchy="false">[</mo>
              <mn>7</mn>
              <mo stretchy="false">]</mo>
            </mrow>
            <mrow>
              <mrow>
                <mo stretchy="false">[</mo>
                <mi>x</mi>
                <mo stretchy="false">]</mo>
              </mrow>
              <mo stretchy="false">+</mo>
              <mrow>
                <mo stretchy="false">[</mo>
                <mn>12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6</mn>
                <mo stretchy="false">]</mo>
              </mrow>
            </mrow>
          </mrow>
        </mtd>
      </mtr>
      <mtr>
        <mtd>
          <mrow>
            <mrow>
              <mo stretchy="false">[</mo>
              <mn>6</mn>
              <mo stretchy="false">]</mo>
            </mrow>
            <mrow>
              <mrow>
                <mo stretchy="false">[</mo>
                <mi>x</mi>
                <mo stretchy="false">]</mo>
              </mrow>
              <mo stretchy="false">+</mo>
              <mrow>
                <mo stretchy="false">[</mo>
                <mn>11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13</mn>
                <mo stretchy="false">]</mo>
              </mrow>
            </mrow>
          </mrow>
        </mtd>
      </mtr>
    </mtable>
    <annotation encoding="StarMath 5.0">[7][x] + [12][y] = [6] newline
[6][x] + [11][y] = [13]</annotation>
  </semantics>
</math>
</file>

<file path=Object 14/content.xml><?xml version="1.0" encoding="utf-8"?>
<math xmlns="http://www.w3.org/1998/Math/MathML">
  <semantics>
    <mtable>
      <mtr>
        <mtd>
          <mrow>
            <mrow>
              <mo stretchy="false">[</mo>
              <mn>8</mn>
              <mo stretchy="false">]</mo>
            </mrow>
            <mrow>
              <mrow>
                <mo stretchy="false">[</mo>
                <mi>x</mi>
                <mo stretchy="false">]</mo>
              </mrow>
              <mo stretchy="false">+</mo>
              <mrow>
                <mo stretchy="false">[</mo>
                <mn>3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9</mn>
                <mo stretchy="false">]</mo>
              </mrow>
            </mrow>
          </mrow>
        </mtd>
      </mtr>
      <mtr>
        <mtd>
          <mrow>
            <mrow>
              <mo stretchy="false">[</mo>
              <mn>6</mn>
              <mo stretchy="false">]</mo>
            </mrow>
            <mrow>
              <mrow>
                <mo stretchy="false">[</mo>
                <mi>x</mi>
                <mo stretchy="false">]</mo>
              </mrow>
              <mo stretchy="false">+</mo>
              <mrow>
                <mo stretchy="false">[</mo>
                <mn>5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2</mn>
                <mo stretchy="false">]</mo>
              </mrow>
            </mrow>
          </mrow>
        </mtd>
      </mtr>
    </mtable>
    <annotation encoding="StarMath 5.0">[8][x]+[3][y]=[9] newline
[6][x]+[5][y]=[2]</annotation>
  </semantics>
</math>
</file>

<file path=Object 15/content.xml><?xml version="1.0" encoding="utf-8"?>
<math xmlns="http://www.w3.org/1998/Math/MathML">
  <semantics>
    <msub>
      <mo stretchy="false">ℤ</mo>
      <mn>12</mn>
    </msub>
    <annotation encoding="StarMath 5.0">setZ_12</annotation>
  </semantics>
</math>
</file>

<file path=Object 16/content.xml><?xml version="1.0" encoding="utf-8"?>
<math xmlns="http://www.w3.org/1998/Math/MathML">
  <semantics>
    <msub>
      <mo stretchy="false">ℤ</mo>
      <mn>20</mn>
    </msub>
    <annotation encoding="StarMath 5.0">setZ_20</annotation>
  </semantics>
</math>
</file>

<file path=Object 17/content.xml><?xml version="1.0" encoding="utf-8"?>
<math xmlns="http://www.w3.org/1998/Math/MathML">
  <semantics>
    <mtable>
      <mtr>
        <mtd>
          <mrow>
            <mrow>
              <mo stretchy="false">[</mo>
              <mn>8</mn>
              <mo stretchy="false">]</mo>
            </mrow>
            <mrow>
              <mrow>
                <mo stretchy="false">[</mo>
                <mi>x</mi>
                <mo stretchy="false">]</mo>
              </mrow>
              <mo stretchy="false">+</mo>
              <mrow>
                <mo stretchy="false">[</mo>
                <mn>3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9</mn>
                <mo stretchy="false">]</mo>
              </mrow>
            </mrow>
          </mrow>
        </mtd>
      </mtr>
      <mtr>
        <mtd>
          <mrow>
            <mrow>
              <mo stretchy="false">[</mo>
              <mn>32</mn>
              <mo stretchy="false">]</mo>
            </mrow>
            <mrow>
              <mrow>
                <mo stretchy="false">[</mo>
                <mi>x</mi>
                <mo stretchy="false">]</mo>
              </mrow>
              <mo stretchy="false">+</mo>
              <mrow>
                <mo stretchy="false">[</mo>
                <mn>12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36</mn>
                <mo stretchy="false">]</mo>
              </mrow>
            </mrow>
          </mrow>
        </mtd>
      </mtr>
      <mtr>
        <mtd>
          <mrow>
            <mrow>
              <mo stretchy="false">[</mo>
              <mn>8</mn>
              <mo stretchy="false">]</mo>
            </mrow>
            <mrow>
              <mrow>
                <mo stretchy="false">[</mo>
                <mi>x</mi>
                <mo stretchy="false">]</mo>
              </mrow>
              <mo stretchy="false">=</mo>
              <mrow>
                <mo stretchy="false">[</mo>
                <mn>0</mn>
                <mo stretchy="false">]</mo>
              </mrow>
            </mrow>
          </mrow>
        </mtd>
      </mtr>
      <mtr>
        <mtd>
          <mrow>
            <mrow>
              <mo stretchy="false">[</mo>
              <mi>x</mi>
              <mo stretchy="false">]</mo>
            </mrow>
            <mo stretchy="false">=</mo>
            <mrow>
              <mo stretchy="false">[</mo>
              <mn>0</mn>
              <mo stretchy="false">]</mo>
            </mrow>
          </mrow>
        </mtd>
      </mtr>
    </mtable>
    <annotation encoding="StarMath 5.0">[8][x]+[3][y]=[9] newline
[32][x]+[12][y]=[36] newline
[8][x]=[0] newline
[x]=[0]</annotation>
  </semantics>
</math>
</file>

<file path=Object 18/content.xml><?xml version="1.0" encoding="utf-8"?>
<math xmlns="http://www.w3.org/1998/Math/MathML">
  <semantics>
    <mtable>
      <mtr>
        <mtd>
          <mrow>
            <mrow>
              <mo stretchy="false">[</mo>
              <mn>6</mn>
              <mo stretchy="false">]</mo>
            </mrow>
            <mrow>
              <mrow>
                <mo stretchy="false">[</mo>
                <mn>0</mn>
                <mo stretchy="false">]</mo>
              </mrow>
              <mo stretchy="false">+</mo>
              <mrow>
                <mo stretchy="false">[</mo>
                <mn>5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2</mn>
                <mo stretchy="false">]</mo>
              </mrow>
            </mrow>
          </mrow>
        </mtd>
      </mtr>
      <mtr>
        <mtd>
          <mrow>
            <mrow>
              <mo stretchy="false">[</mo>
              <mn>25</mn>
              <mo stretchy="false">]</mo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10</mn>
                <mo stretchy="false">]</mo>
              </mrow>
            </mrow>
          </mrow>
        </mtd>
      </mtr>
      <mtr>
        <mtd>
          <mrow>
            <mrow>
              <mo stretchy="false">[</mo>
              <mi>y</mi>
              <mo stretchy="false">]</mo>
            </mrow>
            <mo stretchy="false">=</mo>
            <mrow>
              <mo stretchy="false">[</mo>
              <mn>10</mn>
              <mo stretchy="false">]</mo>
            </mrow>
          </mrow>
        </mtd>
      </mtr>
    </mtable>
    <annotation encoding="StarMath 5.0">[6][0]+[5][y]=[2] newline
[25][y]=[10] newline
[y]=[10]</annotation>
  </semantics>
</math>
</file>

<file path=Object 19/content.xml><?xml version="1.0" encoding="utf-8"?>
<math xmlns="http://www.w3.org/1998/Math/MathML">
  <semantics>
    <mtable>
      <mtr>
        <mtd>
          <mrow>
            <mrow>
              <mo stretchy="false">[</mo>
              <mn>7</mn>
              <mo stretchy="false">]</mo>
            </mrow>
            <mrow>
              <mrow>
                <mo stretchy="false">[</mo>
                <mi>x</mi>
                <mo stretchy="false">]</mo>
              </mrow>
              <mo stretchy="false">+</mo>
              <mrow>
                <mo stretchy="false">[</mo>
                <mn>12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6</mn>
                <mo stretchy="false">]</mo>
              </mrow>
            </mrow>
          </mrow>
        </mtd>
      </mtr>
      <mtr>
        <mtd>
          <mrow>
            <mrow>
              <mo stretchy="false">[</mo>
              <mn>21</mn>
              <mo stretchy="false">]</mo>
            </mrow>
            <mrow>
              <mrow>
                <mo stretchy="false">[</mo>
                <mi>x</mi>
                <mo stretchy="false">]</mo>
              </mrow>
              <mo stretchy="false">+</mo>
              <mrow>
                <mo stretchy="false">[</mo>
                <mn>36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18</mn>
                <mo stretchy="false">]</mo>
              </mrow>
            </mrow>
          </mrow>
        </mtd>
      </mtr>
      <mtr>
        <mtd>
          <mrow>
            <mrow>
              <mrow>
                <mo stretchy="false">[</mo>
                <mi>x</mi>
                <mo stretchy="false">]</mo>
              </mrow>
              <mo stretchy="false">+</mo>
              <mrow>
                <mo stretchy="false">[</mo>
                <mn>16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18</mn>
                <mo stretchy="false">]</mo>
              </mrow>
            </mrow>
          </mrow>
        </mtd>
      </mtr>
      <mtr>
        <mtd>
          <mrow>
            <mrow>
              <mrow>
                <mo stretchy="false">[</mo>
                <mi>x</mi>
                <mo stretchy="false">]</mo>
              </mrow>
              <mo stretchy="false">=</mo>
              <mrow>
                <mrow>
                  <mo stretchy="false">[</mo>
                  <mn>18</mn>
                  <mo stretchy="false">]</mo>
                </mrow>
                <mo stretchy="false">−</mo>
                <mrow>
                  <mo stretchy="false">[</mo>
                  <mn>16</mn>
                  <mo stretchy="false">]</mo>
                </mrow>
              </mrow>
            </mrow>
            <mrow>
              <mo stretchy="false">[</mo>
              <mi>y</mi>
              <mo stretchy="false">]</mo>
            </mrow>
          </mrow>
        </mtd>
      </mtr>
      <mtr>
        <mtd>
          <mrow>
            <mrow>
              <mo stretchy="false">[</mo>
              <mn>6</mn>
              <mo stretchy="false">]</mo>
            </mrow>
            <mrow>
              <mrow>
                <mo stretchy="false">(</mo>
                <mrow>
                  <mrow>
                    <mrow>
                      <mo stretchy="false">[</mo>
                      <mn>18</mn>
                      <mo stretchy="false">]</mo>
                    </mrow>
                    <mo stretchy="false">−</mo>
                    <mrow>
                      <mo stretchy="false">[</mo>
                      <mn>16</mn>
                      <mo stretchy="false">]</mo>
                    </mrow>
                  </mrow>
                  <mrow>
                    <mo stretchy="false">[</mo>
                    <mi>y</mi>
                    <mo stretchy="false">]</mo>
                  </mrow>
                </mrow>
                <mo stretchy="false">)</mo>
              </mrow>
              <mo stretchy="false">+</mo>
              <mrow>
                <mo stretchy="false">[</mo>
                <mn>11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13</mn>
                <mo stretchy="false">]</mo>
              </mrow>
            </mrow>
          </mrow>
        </mtd>
      </mtr>
      <mtr>
        <mtd>
          <mrow>
            <mrow>
              <mrow>
                <mo stretchy="false">[</mo>
                <mn>8</mn>
                <mo stretchy="false">]</mo>
              </mrow>
              <mo stretchy="false">−</mo>
              <mrow>
                <mo stretchy="false">[</mo>
                <mn>16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+</mo>
              <mrow>
                <mo stretchy="false">[</mo>
                <mn>11</mn>
                <mo stretchy="false">]</mo>
              </mrow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13</mn>
                <mo stretchy="false">]</mo>
              </mrow>
            </mrow>
          </mrow>
        </mtd>
      </mtr>
      <mtr>
        <mtd>
          <mrow>
            <mrow>
              <mo stretchy="false">[</mo>
              <mn>27</mn>
              <mo stretchy="false">]</mo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row>
                  <mo stretchy="false">−</mo>
                  <mn>5</mn>
                </mrow>
                <mo stretchy="false">]</mo>
              </mrow>
            </mrow>
          </mrow>
        </mtd>
      </mtr>
      <mtr>
        <mtd>
          <mrow>
            <mrow>
              <mo stretchy="false">[</mo>
              <mn>7</mn>
              <mo stretchy="false">]</mo>
            </mrow>
            <mrow>
              <mrow>
                <mo stretchy="false">[</mo>
                <mi>y</mi>
                <mo stretchy="false">]</mo>
              </mrow>
              <mo stretchy="false">=</mo>
              <mrow>
                <mo stretchy="false">[</mo>
                <mn>15</mn>
                <mo stretchy="false">]</mo>
              </mrow>
            </mrow>
          </mrow>
        </mtd>
      </mtr>
      <mtr>
        <mtd>
          <mrow>
            <mrow>
              <mo stretchy="false">[</mo>
              <mi>y</mi>
              <mo stretchy="false">]</mo>
            </mrow>
            <mo stretchy="false">=</mo>
            <mrow>
              <mo stretchy="false">[</mo>
              <mn>45</mn>
              <mo stretchy="false">]</mo>
            </mrow>
          </mrow>
        </mtd>
      </mtr>
      <mtr>
        <mtd>
          <mrow>
            <mrow>
              <mo stretchy="false">[</mo>
              <mi>y</mi>
              <mo stretchy="false">]</mo>
            </mrow>
            <mo stretchy="false">=</mo>
            <mrow>
              <mo stretchy="false">[</mo>
              <mn>5</mn>
              <mo stretchy="false">]</mo>
            </mrow>
          </mrow>
        </mtd>
      </mtr>
    </mtable>
    <annotation encoding="StarMath 5.0">[7][x]+[12][y]=[6] newline
[21][x] + [36][y] = [18] newline
[x] + [16][y] = [18] newline
[x] = [18] - [16][y] newline
[6]([18]-[16][y])+[11][y]=[13] newline
[8]-[16][y]+[11][y]=[13] newline
[27][y]=[-5] newline
[7][y] = [15] newline
[y] = [45] newline
[y] = [5]</annotation>
  </semantics>
</math>
</file>

<file path=Object 2/content.xml><?xml version="1.0" encoding="utf-8"?>
<math xmlns="http://www.w3.org/1998/Math/MathML">
  <semantics>
    <mrow>
      <msup>
        <mn>26</mn>
        <msup>
          <mn>7</mn>
          <mn>9</mn>
        </msup>
      </msup>
      <mrow>
        <mo stretchy="false">(</mo>
        <mrow>
          <mi mathvariant="italic">mod</mi>
          <mn>11</mn>
        </mrow>
        <mo stretchy="false">)</mo>
      </mrow>
    </mrow>
    <annotation encoding="StarMath 5.0">26^{7^9} (mod 11)</annotation>
  </semantics>
</math>
</file>

<file path=Object 20/content.xml><?xml version="1.0" encoding="utf-8"?>
<math xmlns="http://www.w3.org/1998/Math/MathML">
  <semantics>
    <mtable>
      <mtr>
        <mtd>
          <mrow>
            <mrow>
              <mo stretchy="false">[</mo>
              <mn>7</mn>
              <mo stretchy="false">]</mo>
            </mrow>
            <mrow>
              <mrow>
                <mo stretchy="false">[</mo>
                <mi>x</mi>
                <mo stretchy="false">]</mo>
              </mrow>
              <mo stretchy="false">+</mo>
              <mrow>
                <mo stretchy="false">[</mo>
                <mn>12</mn>
                <mo stretchy="false">]</mo>
              </mrow>
            </mrow>
            <mrow>
              <mrow>
                <mo stretchy="false">[</mo>
                <mn>5</mn>
                <mo stretchy="false">]</mo>
              </mrow>
              <mo stretchy="false">=</mo>
              <mrow>
                <mo stretchy="false">[</mo>
                <mn>6</mn>
                <mo stretchy="false">]</mo>
              </mrow>
            </mrow>
          </mrow>
        </mtd>
      </mtr>
      <mtr>
        <mtd>
          <mrow>
            <mrow>
              <mo stretchy="false">[</mo>
              <mn>7</mn>
              <mo stretchy="false">]</mo>
            </mrow>
            <mrow>
              <mrow>
                <mrow>
                  <mo stretchy="false">[</mo>
                  <mi>x</mi>
                  <mo stretchy="false">]</mo>
                </mrow>
                <mo stretchy="false">+</mo>
                <mrow>
                  <mo stretchy="false">[</mo>
                  <mn>60</mn>
                  <mo stretchy="false">]</mo>
                </mrow>
              </mrow>
              <mo stretchy="false">=</mo>
              <mrow>
                <mo stretchy="false">[</mo>
                <mn>6</mn>
                <mo stretchy="false">]</mo>
              </mrow>
            </mrow>
          </mrow>
        </mtd>
      </mtr>
      <mtr>
        <mtd>
          <mrow>
            <mrow>
              <mo stretchy="false">[</mo>
              <mi>x</mi>
              <mo stretchy="false">]</mo>
            </mrow>
            <mo stretchy="false">=</mo>
            <mrow>
              <mo stretchy="false">[</mo>
              <mn>18</mn>
              <mo stretchy="false">]</mo>
            </mrow>
          </mrow>
        </mtd>
      </mtr>
    </mtable>
    <annotation encoding="StarMath 5.0">
[7][x]+[12][5]=[6] newline
[7][x]+[60]=[6] newline
[x]=[18]</annotation>
  </semantics>
</math>
</file>

<file path=Object 21/content.xml><?xml version="1.0" encoding="utf-8"?>
<math xmlns="http://www.w3.org/1998/Math/MathML">
  <semantics>
    <mrow>
      <mrow>
        <mrow>
          <msup>
            <mn>2</mn>
            <msup>
              <mn>2</mn>
              <mn>5</mn>
            </msup>
          </msup>
          <mo stretchy="false">+</mo>
          <mn>1</mn>
        </mrow>
        <mo stretchy="false">≡</mo>
        <mn>641</mn>
      </mrow>
      <mrow>
        <mo stretchy="false">(</mo>
        <mrow>
          <mi mathvariant="italic">mod</mi>
          <mn>641</mn>
        </mrow>
        <mo stretchy="false">)</mo>
      </mrow>
    </mrow>
    <annotation encoding="StarMath 5.0">2^{2^5} + 1 equiv 641 (mod 641)</annotation>
  </semantics>
</math>
</file>

<file path=Object 22/content.xml><?xml version="1.0" encoding="utf-8"?>
<math xmlns="http://www.w3.org/1998/Math/MathML">
  <semantics>
    <mrow>
      <msup>
        <mn>2</mn>
        <mn>32</mn>
      </msup>
      <mi mathvariant="italic">mod</mi>
      <mrow>
        <mn>641</mn>
        <mo stretchy="false">+</mo>
        <mn>1</mn>
      </mrow>
      <mi mathvariant="italic">mod</mi>
      <mrow>
        <mn>641</mn>
        <mo stretchy="false">=</mo>
        <mn>0</mn>
      </mrow>
    </mrow>
    <annotation encoding="StarMath 5.0">2^32 mod 641 + 1 mod 641 = 0</annotation>
  </semantics>
</math>
</file>

<file path=Object 23/content.xml><?xml version="1.0" encoding="utf-8"?>
<math xmlns="http://www.w3.org/1998/Math/MathML">
  <semantics>
    <mrow>
      <mn>1</mn>
      <mi mathvariant="italic">mod</mi>
      <mrow>
        <mn>641</mn>
        <mo stretchy="false">=</mo>
        <mn>1</mn>
      </mrow>
    </mrow>
    <annotation encoding="StarMath 5.0">1 mod 641 = 1</annotation>
  </semantics>
</math>
</file>

<file path=Object 24/content.xml><?xml version="1.0" encoding="utf-8"?>
<math xmlns="http://www.w3.org/1998/Math/MathML">
  <semantics>
    <mrow>
      <msup>
        <mn>2</mn>
        <mn>32</mn>
      </msup>
      <mo stretchy="false">=</mo>
      <msup>
        <mrow>
          <mo stretchy="false">(</mo>
          <msup>
            <mn>2</mn>
            <mn>16</mn>
          </msup>
          <mo stretchy="false">)</mo>
        </mrow>
        <mn>2</mn>
      </msup>
    </mrow>
    <annotation encoding="StarMath 5.0">2^32 = (2^16)^2</annotation>
  </semantics>
</math>
</file>

<file path=Object 25/content.xml><?xml version="1.0" encoding="utf-8"?>
<math xmlns="http://www.w3.org/1998/Math/MathML">
  <semantics>
    <mrow>
      <msup>
        <mn>2</mn>
        <mn>8</mn>
      </msup>
      <mo stretchy="false">=</mo>
      <mn>256</mn>
    </mrow>
    <annotation encoding="StarMath 5.0">2^8 = 256</annotation>
  </semantics>
</math>
</file>

<file path=Object 26/content.xml><?xml version="1.0" encoding="utf-8"?>
<math xmlns="http://www.w3.org/1998/Math/MathML">
  <semantics>
    <mrow>
      <mrow>
        <mrow>
          <msup>
            <mn>2</mn>
            <mn>16</mn>
          </msup>
          <mo stretchy="false">=</mo>
          <msup>
            <mn>256</mn>
            <mn>2</mn>
          </msup>
        </mrow>
        <mo stretchy="false">=</mo>
        <mn>65536</mn>
      </mrow>
      <mi mathvariant="italic">mod</mi>
      <mrow>
        <mn>641</mn>
        <mo stretchy="false">=</mo>
        <mn>154</mn>
      </mrow>
    </mrow>
    <annotation encoding="StarMath 5.0">2^16 = 256^2 = 65536 mod 641 = 154</annotation>
  </semantics>
</math>
</file>

<file path=Object 27/content.xml><?xml version="1.0" encoding="utf-8"?>
<math xmlns="http://www.w3.org/1998/Math/MathML">
  <semantics>
    <mrow>
      <mrow>
        <mrow>
          <mrow>
            <msup>
              <mn>2</mn>
              <mn>32</mn>
            </msup>
            <mo stretchy="false">≡</mo>
            <msup>
              <mn>154</mn>
              <mn>2</mn>
            </msup>
          </mrow>
          <mo stretchy="false">≡</mo>
          <mn>23716</mn>
        </mrow>
        <mo stretchy="false">≡</mo>
        <mn>640</mn>
      </mrow>
      <mrow>
        <mo stretchy="false">(</mo>
        <mrow>
          <mi mathvariant="italic">mod</mi>
          <mn>641</mn>
        </mrow>
        <mo stretchy="false">)</mo>
      </mrow>
    </mrow>
    <annotation encoding="StarMath 5.0">2^32 equiv 154^2 equiv 23716 equiv 640 (mod 641)</annotation>
  </semantics>
</math>
</file>

<file path=Object 28/content.xml><?xml version="1.0" encoding="utf-8"?>
<math xmlns="http://www.w3.org/1998/Math/MathML">
  <semantics>
    <mo>❑</mo>
    <annotation encoding="StarMath 5.0">&lt;?&gt;</annotation>
  </semantics>
</math>
</file>

<file path=Object 29/content.xml><?xml version="1.0" encoding="utf-8"?>
<math xmlns="http://www.w3.org/1998/Math/MathML">
  <semantics>
    <mrow>
      <mrow>
        <mi>p</mi>
        <mo stretchy="false">−</mo>
        <mn>1</mn>
      </mrow>
      <mo stretchy="false">=</mo>
      <mrow>
        <mi mathvariant="italic">qs</mi>
        <mo stretchy="false">+</mo>
        <mi>r</mi>
      </mrow>
    </mrow>
    <annotation encoding="StarMath 5.0">p-1=qs+r</annotation>
  </semantics>
</math>
</file>

<file path=Object 3/content.xml><?xml version="1.0" encoding="utf-8"?>
<math xmlns="http://www.w3.org/1998/Math/MathML">
  <semantics>
    <mrow>
      <mrow>
        <msup>
          <mn>26</mn>
          <mn>10</mn>
        </msup>
        <mo stretchy="false">≡</mo>
        <mn>1</mn>
      </mrow>
      <mrow>
        <mo stretchy="false">(</mo>
        <mrow>
          <mi mathvariant="italic">mod</mi>
          <mn>11</mn>
        </mrow>
        <mo stretchy="false">)</mo>
      </mrow>
    </mrow>
    <annotation encoding="StarMath 5.0">26^10 equiv 1 (mod 11)</annotation>
  </semantics>
</math>
</file>

<file path=Object 30/content.xml><?xml version="1.0" encoding="utf-8"?>
<math xmlns="http://www.w3.org/1998/Math/MathML">
  <semantics>
    <mrow>
      <mrow>
        <msup>
          <mi>a</mi>
          <mi>r</mi>
        </msup>
        <mo stretchy="false">≡</mo>
        <mn>1</mn>
      </mrow>
      <mrow>
        <mo stretchy="false">(</mo>
        <mrow>
          <mi mathvariant="italic">mod</mi>
          <mi>p</mi>
        </mrow>
        <mo stretchy="false">)</mo>
      </mrow>
    </mrow>
    <annotation encoding="StarMath 5.0">a^r equiv 1 (mod p)</annotation>
  </semantics>
</math>
</file>

<file path=Object 31/content.xml><?xml version="1.0" encoding="utf-8"?>
<math xmlns="http://www.w3.org/1998/Math/MathML">
  <semantics>
    <mrow>
      <mrow>
        <msup>
          <mi>a</mi>
          <mrow>
            <mi>p</mi>
            <mo stretchy="false">−</mo>
            <mn>1</mn>
          </mrow>
        </msup>
        <mo stretchy="false">≡</mo>
        <mn>1</mn>
      </mrow>
      <mrow>
        <mo stretchy="false">(</mo>
        <mrow>
          <mi mathvariant="italic">mod</mi>
          <mi>p</mi>
        </mrow>
        <mo stretchy="false">)</mo>
      </mrow>
    </mrow>
    <annotation encoding="StarMath 5.0">a^{p-1} equiv 1 (mod p)</annotation>
  </semantics>
</math>
</file>

<file path=Object 32/content.xml><?xml version="1.0" encoding="utf-8"?>
<math xmlns="http://www.w3.org/1998/Math/MathML">
  <semantics>
    <mtable>
      <mtr>
        <mtd>
          <mrow>
            <mrow>
              <msup>
                <mi>a</mi>
                <mrow>
                  <mi>p</mi>
                  <mo stretchy="false">−</mo>
                  <mn>1</mn>
                </mrow>
              </msup>
              <mo stretchy="false">≡</mo>
              <mn>1</mn>
            </mrow>
            <mrow>
              <mo stretchy="false">(</mo>
              <mrow>
                <mi mathvariant="italic">mod</mi>
                <mi>p</mi>
              </mrow>
              <mo stretchy="false">)</mo>
            </mrow>
          </mrow>
        </mtd>
      </mtr>
      <mtr>
        <mtd>
          <mrow>
            <mrow>
              <msup>
                <mi>a</mi>
                <mrow>
                  <mi mathvariant="italic">qs</mi>
                  <mo stretchy="false">+</mo>
                  <mi>r</mi>
                </mrow>
              </msup>
              <mo stretchy="false">≡</mo>
              <mn>1</mn>
            </mrow>
            <mrow>
              <mo stretchy="false">(</mo>
              <mrow>
                <mi mathvariant="italic">mod</mi>
                <mi>p</mi>
              </mrow>
              <mo stretchy="false">)</mo>
            </mrow>
          </mrow>
        </mtd>
      </mtr>
      <mtr>
        <mtd>
          <mrow>
            <msup>
              <mi>a</mi>
              <mi mathvariant="italic">qs</mi>
            </msup>
            <mrow>
              <msup>
                <mi>a</mi>
                <mi>r</mi>
              </msup>
              <mo stretchy="false">≡</mo>
              <mn>1</mn>
            </mrow>
            <mrow>
              <mo stretchy="false">(</mo>
              <mrow>
                <mi mathvariant="italic">mod</mi>
                <mi>p</mi>
              </mrow>
              <mo stretchy="false">)</mo>
            </mrow>
          </mrow>
        </mtd>
      </mtr>
    </mtable>
    <annotation encoding="StarMath 5.0">a^{p-1} equiv 1 (mod p) newline
a^{qs+r} equiv 1 (mod p) newline
a^{qs}a^r equiv 1 (mod p)</annotation>
  </semantics>
</math>
</file>

<file path=Object 33/content.xml><?xml version="1.0" encoding="utf-8"?>
<math xmlns="http://www.w3.org/1998/Math/MathML">
  <semantics>
    <mrow>
      <mrow>
        <msup>
          <mi>a</mi>
          <mi>s</mi>
        </msup>
        <mo stretchy="false">≡</mo>
        <mn>1</mn>
      </mrow>
      <mrow>
        <mo stretchy="false">(</mo>
        <mrow>
          <mi mathvariant="italic">mod</mi>
          <mi>p</mi>
        </mrow>
        <mo stretchy="false">)</mo>
      </mrow>
    </mrow>
    <annotation encoding="StarMath 5.0">a^s equiv 1 (mod p)</annotation>
  </semantics>
</math>
</file>

<file path=Object 34/content.xml><?xml version="1.0" encoding="utf-8"?>
<math xmlns="http://www.w3.org/1998/Math/MathML">
  <semantics>
    <mi mathvariant="italic">qs</mi>
    <annotation encoding="StarMath 5.0">qs</annotation>
  </semantics>
</math>
</file>

<file path=Object 35/content.xml><?xml version="1.0" encoding="utf-8"?>
<math xmlns="http://www.w3.org/1998/Math/MathML">
  <semantics>
    <mrow>
      <mrow>
        <mrow>
          <mn>1</mn>
          <mo stretchy="false">⋅</mo>
          <msup>
            <mi>a</mi>
            <mi>r</mi>
          </msup>
        </mrow>
        <mo stretchy="false">≡</mo>
        <mn>1</mn>
      </mrow>
      <mrow>
        <mo stretchy="false">(</mo>
        <mrow>
          <mi mathvariant="italic">mod</mi>
          <mi>p</mi>
        </mrow>
        <mo stretchy="false">)</mo>
      </mrow>
    </mrow>
    <annotation encoding="StarMath 5.0">1 cdot a^r equiv 1 (mod p)</annotation>
  </semantics>
</math>
</file>

<file path=Object 36/content.xml><?xml version="1.0" encoding="utf-8"?>
<math xmlns="http://www.w3.org/1998/Math/MathML">
  <semantics>
    <mrow>
      <mrow>
        <msup>
          <mi>a</mi>
          <mi>r</mi>
        </msup>
        <mo stretchy="false">≡</mo>
        <mn>1</mn>
      </mrow>
      <mrow>
        <mo stretchy="false">(</mo>
        <mrow>
          <mi mathvariant="italic">mod</mi>
          <mi>p</mi>
        </mrow>
        <mo stretchy="false">)</mo>
      </mrow>
    </mrow>
    <annotation encoding="StarMath 5.0">a^r equiv 1 (mod p)</annotation>
  </semantics>
</math>
</file>

<file path=Object 37/content.xml><?xml version="1.0" encoding="utf-8"?>
<math xmlns="http://www.w3.org/1998/Math/MathML">
  <semantics>
    <mo>❑</mo>
    <annotation encoding="StarMath 5.0">&lt;?&gt;</annotation>
  </semantics>
</math>
</file>

<file path=Object 38/content.xml><?xml version="1.0" encoding="utf-8"?>
<math xmlns="http://www.w3.org/1998/Math/MathML">
  <semantics>
    <mrow>
      <mi>r</mi>
      <mo stretchy="false">=</mo>
      <mn>0</mn>
    </mrow>
    <annotation encoding="StarMath 5.0">r=0</annotation>
  </semantics>
</math>
</file>

<file path=Object 39/content.xml><?xml version="1.0" encoding="utf-8"?>
<math xmlns="http://www.w3.org/1998/Math/MathML">
  <semantics>
    <mrow>
      <mrow>
        <mi>p</mi>
        <mo stretchy="false">−</mo>
        <mn>1</mn>
      </mrow>
      <mo stretchy="false">=</mo>
      <mrow>
        <mi mathvariant="italic">qs</mi>
        <mo stretchy="false">+</mo>
        <mn>0</mn>
      </mrow>
    </mrow>
    <annotation encoding="StarMath 5.0">p-1=qs+0</annotation>
  </semantics>
</math>
</file>

<file path=Object 4/content.xml><?xml version="1.0" encoding="utf-8"?>
<math xmlns="http://www.w3.org/1998/Math/MathML">
  <semantics>
    <mrow>
      <msup>
        <mn>7</mn>
        <mn>9</mn>
      </msup>
      <mo stretchy="false">=</mo>
      <mn>40353607</mn>
    </mrow>
    <annotation encoding="StarMath 5.0">7^9 = 40353607</annotation>
  </semantics>
</math>
</file>

<file path=Object 40/content.xml><?xml version="1.0" encoding="utf-8"?>
<math xmlns="http://www.w3.org/1998/Math/MathML">
  <semantics>
    <mrow>
      <mrow>
        <msup>
          <mi>a</mi>
          <mi>s</mi>
        </msup>
        <mo stretchy="false">≡</mo>
        <mn>1</mn>
      </mrow>
      <mrow>
        <mo stretchy="false">(</mo>
        <mrow>
          <mi mathvariant="italic">mod</mi>
          <mi>p</mi>
        </mrow>
        <mo stretchy="false">)</mo>
      </mrow>
    </mrow>
    <annotation encoding="StarMath 5.0">a^s equiv 1 (mod p)</annotation>
  </semantics>
</math>
</file>

<file path=Object 41/content.xml><?xml version="1.0" encoding="utf-8"?>
<math xmlns="http://www.w3.org/1998/Math/MathML">
  <semantics>
    <mrow>
      <mrow>
        <mn>0</mn>
        <mo stretchy="false">⩽</mo>
        <mi>r</mi>
      </mrow>
      <mo stretchy="false">≤</mo>
      <mi>s</mi>
    </mrow>
    <annotation encoding="StarMath 5.0">0 leslant r le s</annotation>
  </semantics>
</math>
</file>

<file path=Object 42/content.xml><?xml version="1.0" encoding="utf-8"?>
<math xmlns="http://www.w3.org/1998/Math/MathML">
  <semantics>
    <mrow>
      <mrow>
        <mrow>
          <mn>1</mn>
          <mo stretchy="false">⋅</mo>
          <msup>
            <mi>a</mi>
            <mi>r</mi>
          </msup>
        </mrow>
        <mo stretchy="false">≡</mo>
        <mn>1</mn>
      </mrow>
      <mrow>
        <mo stretchy="false">(</mo>
        <mrow>
          <mi mathvariant="italic">mod</mi>
          <mi>p</mi>
        </mrow>
        <mo stretchy="false">)</mo>
      </mrow>
    </mrow>
    <annotation encoding="StarMath 5.0">1 cdot a^r equiv 1 (mod p)</annotation>
  </semantics>
</math>
</file>

<file path=Object 43/content.xml><?xml version="1.0" encoding="utf-8"?>
<math xmlns="http://www.w3.org/1998/Math/MathML">
  <semantics>
    <mrow>
      <mi>s</mi>
      <mo stretchy="false">∣</mo>
      <mrow>
        <mo stretchy="false">(</mo>
        <mrow>
          <mi>p</mi>
          <mo stretchy="false">−</mo>
          <mn>1</mn>
        </mrow>
        <mo stretchy="false">)</mo>
      </mrow>
    </mrow>
    <annotation encoding="StarMath 5.0">s divides (p-1)</annotation>
  </semantics>
</math>
</file>

<file path=Object 44/content.xml><?xml version="1.0" encoding="utf-8"?>
<math xmlns="http://www.w3.org/1998/Math/MathML">
  <semantics>
    <mrow>
      <mrow>
        <mi>p</mi>
        <mo stretchy="false">−</mo>
        <mn>1</mn>
      </mrow>
      <mo stretchy="false">=</mo>
      <mi>s</mi>
    </mrow>
    <annotation encoding="StarMath 5.0">p-1 = s</annotation>
  </semantics>
</math>
</file>

<file path=Object 45/content.xml><?xml version="1.0" encoding="utf-8"?>
<math xmlns="http://www.w3.org/1998/Math/MathML">
  <semantics>
    <mrow>
      <mrow>
        <mi>p</mi>
        <mo stretchy="false">−</mo>
        <mn>1</mn>
      </mrow>
      <mo stretchy="false">=</mo>
      <mi mathvariant="italic">qs</mi>
    </mrow>
    <annotation encoding="StarMath 5.0">p-1 = qs</annotation>
  </semantics>
</math>
</file>

<file path=Object 46/content.xml><?xml version="1.0" encoding="utf-8"?>
<math xmlns="http://www.w3.org/1998/Math/MathML">
  <semantics>
    <mrow>
      <mi>s</mi>
      <mo stretchy="false">∣</mo>
      <mrow>
        <mo stretchy="false">(</mo>
        <mrow>
          <mi>p</mi>
          <mo stretchy="false">−</mo>
          <mn>1</mn>
        </mrow>
        <mo stretchy="false">)</mo>
      </mrow>
    </mrow>
    <annotation encoding="StarMath 5.0">s divides (p-1)</annotation>
  </semantics>
</math>
</file>

<file path=Object 47/content.xml><?xml version="1.0" encoding="utf-8"?>
<math xmlns="http://www.w3.org/1998/Math/MathML">
  <semantics>
    <mrow>
      <mrow>
        <msup>
          <mn>8</mn>
          <mi>s</mi>
        </msup>
        <mo stretchy="false">≡</mo>
        <mn>1</mn>
      </mrow>
      <mrow>
        <mo stretchy="false">(</mo>
        <mrow>
          <mi mathvariant="italic">mod</mi>
          <mn>17</mn>
        </mrow>
        <mo stretchy="false">)</mo>
      </mrow>
    </mrow>
    <annotation encoding="StarMath 5.0">8^s equiv 1 (mod 17)</annotation>
  </semantics>
</math>
</file>

<file path=Object 5/content.xml><?xml version="1.0" encoding="utf-8"?>
<math xmlns="http://www.w3.org/1998/Math/MathML">
  <semantics>
    <mrow>
      <mrow>
        <mn>10</mn>
        <mo stretchy="false">⋅</mo>
        <mn>4035360</mn>
      </mrow>
      <mo stretchy="false">+</mo>
      <mn>7</mn>
    </mrow>
    <annotation encoding="StarMath 5.0">10 cdot 4035360+7</annotation>
  </semantics>
</math>
</file>

<file path=Object 6/content.xml><?xml version="1.0" encoding="utf-8"?>
<math xmlns="http://www.w3.org/1998/Math/MathML">
  <semantics>
    <mrow>
      <mrow>
        <msup>
          <mn>26</mn>
          <msup>
            <mn>7</mn>
            <mn>9</mn>
          </msup>
        </msup>
        <mo stretchy="false">=</mo>
        <msup>
          <mn>26</mn>
          <msup>
            <mn>10</mn>
            <mn>4035360</mn>
          </msup>
        </msup>
      </mrow>
      <msup>
        <mn>26</mn>
        <mn>7</mn>
      </msup>
    </mrow>
    <annotation encoding="StarMath 5.0">26^{7^9} = 26^{10^4035360} 26^7</annotation>
  </semantics>
</math>
</file>

<file path=Object 7/content.xml><?xml version="1.0" encoding="utf-8"?>
<math xmlns="http://www.w3.org/1998/Math/MathML">
  <semantics>
    <mrow>
      <mrow>
        <msup>
          <mn>26</mn>
          <msup>
            <mn>10</mn>
            <mn>4035360</mn>
          </msup>
        </msup>
        <mo stretchy="false">≡</mo>
        <mn>1</mn>
      </mrow>
      <mrow>
        <mo stretchy="false">(</mo>
        <mrow>
          <mi mathvariant="italic">mod</mi>
          <mn>11</mn>
        </mrow>
        <mo stretchy="false">)</mo>
      </mrow>
    </mrow>
    <annotation encoding="StarMath 5.0">26^{10^4035360} equiv 1 (mod 11)</annotation>
  </semantics>
</math>
</file>

<file path=Object 8/content.xml><?xml version="1.0" encoding="utf-8"?>
<math xmlns="http://www.w3.org/1998/Math/MathML">
  <semantics>
    <mrow>
      <mrow>
        <msup>
          <mn>26</mn>
          <msup>
            <mn>7</mn>
            <mn>9</mn>
          </msup>
        </msup>
        <mo stretchy="false">≡</mo>
        <mrow>
          <mn>1</mn>
          <mo stretchy="false">⋅</mo>
          <msup>
            <mn>26</mn>
            <mn>7</mn>
          </msup>
        </mrow>
      </mrow>
      <mrow>
        <mo stretchy="false">(</mo>
        <mrow>
          <mi mathvariant="italic">mod</mi>
          <mn>11</mn>
        </mrow>
        <mo stretchy="false">)</mo>
      </mrow>
    </mrow>
    <annotation encoding="StarMath 5.0">26^{7^9} equiv 1 cdot 26^7 (mod 11)</annotation>
  </semantics>
</math>
</file>

<file path=Object 9/content.xml><?xml version="1.0" encoding="utf-8"?>
<math xmlns="http://www.w3.org/1998/Math/MathML">
  <semantics>
    <msub>
      <mo stretchy="false">ℤ</mo>
      <mn>11</mn>
    </msub>
    <annotation encoding="StarMath 5.0">setZ_11</annotation>
  </semantics>
</math>
</file>